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3.861cm"/>
    </style:style>
    <style:style style:name="co16" style:family="table-column">
      <style:table-column-properties fo:break-before="auto" style:column-width="2.78cm"/>
    </style:style>
    <style:style style:name="co17" style:family="table-column">
      <style:table-column-properties fo:break-before="auto" style:column-width="1.03cm"/>
    </style:style>
    <style:style style:name="co18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office:value-type="string">
            <text:p>nombre d'heures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  <table:table-cell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8+2" office:value-type="float" office:value="68">
            <text:p>68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99559471365639">
            <text:p>0,30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440528634361233">
            <text:p>0,4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87665198237885">
            <text:p>0,39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440528634361234">
            <text:p>0,44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19.5">
            <text:p>119,5</text:p>
          </table:table-cell>
          <table:table-cell office:value-type="float" office:value="31.5">
            <text:p>31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526431718061674">
            <text:p>0,53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440528634361233">
            <text:p>0,4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'EB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13">
            <text:p>13/01/15</text:p>
          </table:table-cell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 office:value-type="float" office:value="162.7">
            <text:p>162,7</text:p>
          </table:table-cell>
          <table:table-cell table:formula="of:=[.C4]+[.D5]" office:value-type="float" office:value="146.5">
            <text:p>146,5</text:p>
          </table:table-cell>
          <table:table-cell office:value-type="float" office:value="27">
            <text:p>27</text:p>
          </table:table-cell>
          <table:table-cell office:value-type="float" office:value="0.51">
            <text:p>0,51</text:p>
          </table:table-cell>
          <table:table-cell table:style-name="ce2" table:formula="of:=[.C5]/[.$C$8]" office:value-type="float" office:value="0.645374449339207">
            <text:p>0,65</text:p>
          </table:table-cell>
          <table:table-cell table:style-name="ce2" table:formula="of:=[.E5]/[.B5]*100" office:value-type="float" office:value="0.313460356484327">
            <text:p>0,31</text:p>
          </table:table-cell>
          <table:table-cell table:style-name="ce2" table:formula="of:=[.F5]/[.C5]*100" office:value-type="float" office:value="0.440528634361234">
            <text:p>0,4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Évaluation des solutio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e solu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23">
            <text:p>23/01/15</text:p>
          </table:table-cell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 office:value-type="float" office:value="182.2">
            <text:p>182,2</text:p>
          </table:table-cell>
          <table:table-cell table:formula="of:=[.C5]+[.D6]" office:value-type="float" office:value="172">
            <text:p>172</text:p>
          </table:table-cell>
          <table:table-cell table:formula="of:=51/2" office:value-type="float" office:value="25.5">
            <text:p>25,5</text:p>
          </table:table-cell>
          <table:table-cell office:value-type="float" office:value="0.6">
            <text:p>0,6</text:p>
          </table:table-cell>
          <table:table-cell table:style-name="ce2" table:formula="of:=[.C6]/[.$C$8]" office:value-type="float" office:value="0.757709251101322">
            <text:p>0,76</text:p>
          </table:table-cell>
          <table:table-cell table:style-name="ce2" table:formula="of:=[.E6]/[.B6]*100" office:value-type="float" office:value="0.329308452250274">
            <text:p>0,33</text:p>
          </table:table-cell>
          <table:table-cell table:style-name="ce2" table:formula="of:=[.F6]/[.C6]*100" office:value-type="float" office:value="0.440528634361234">
            <text:p>0,44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bilan du projet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e choix</text:p>
          </table:table-cell>
          <table:table-cell table:style-name="ce3" office:value-type="string">
            <text:p>terminé 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 office:value-type="float" office:value="215">
            <text:p>215</text:p>
          </table:table-cell>
          <table:table-cell table:formula="of:=[.C6]+[.D7]" office:value-type="float" office:value="197.5">
            <text:p>197,5</text:p>
          </table:table-cell>
          <table:table-cell table:formula="of:=51/2" office:value-type="float" office:value="25.5">
            <text:p>25,5</text:p>
          </table:table-cell>
          <table:table-cell office:value-type="float" office:value="0.81">
            <text:p>0,81</text:p>
          </table:table-cell>
          <table:table-cell table:style-name="ce2" table:formula="of:=[.C7]/[.$C$8]" office:value-type="float" office:value="0.870044052863436">
            <text:p>0,87</text:p>
          </table:table-cell>
          <table:table-cell table:style-name="ce2" table:formula="of:=[.E7]/[.B7]*100" office:value-type="float" office:value="0.376744186046512">
            <text:p>0,38</text:p>
          </table:table-cell>
          <table:table-cell table:style-name="ce2" table:formula="of:=[.F7]/[.C7]*100" office:value-type="float" office:value="0.440528634361233">
            <text:p>0,44</text:p>
          </table:table-cell>
          <table:table-cell office:value-type="float" office:value="5.5">
            <text:p>5,5</text:p>
          </table:table-cell>
          <table:table-cell>
            <draw:frame table:end-cell-address="Feuille1.N27" table:end-x="4.636cm" table:end-y="0.198cm" draw:z-index="4" draw:style-name="gr1" draw:text-style-name="P1" svg:width="14.169cm" svg:height="9cm" svg:x="2.153cm" svg:y="0.231cm">
              <draw:object draw:notify-on-update-of-ranges="Feuille1.D11:Feuille1.D17 Feuille1.E10:Feuille1.E10 Feuille1.E11:Feuille1.E17 Feuille1.F10:Feuille1.F10 Feuille1.F11:Feuille1.F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string">
            <text:p>bilan du projet <text:s/></text:p>
          </table:table-cell>
          <table:table-cell table:style-name="ce3" office:value-type="string">
            <text:p>terminé 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 office:value-type="float" office:value="268.5">
            <text:p>268,5</text:p>
          </table:table-cell>
          <table:table-cell table:formula="of:=[.C7]+[.D8]" office:value-type="float" office:value="227">
            <text:p>227</text:p>
          </table:table-cell>
          <table:table-cell office:value-type="float" office:value="29.5">
            <text:p>29,5</text:p>
          </table:table-cell>
          <table:table-cell office:value-type="float" office:value="1">
            <text:p>1</text:p>
          </table:table-cell>
          <table:table-cell table:formula="of:=[.C8]/[.$C$8]" office:value-type="float" office:value="1">
            <text:p>1</text:p>
          </table:table-cell>
          <table:table-cell table:style-name="ce2" table:formula="of:=[.E8]/[.B8]*100" office:value-type="float" office:value="0.37243947858473">
            <text:p>0,37</text:p>
          </table:table-cell>
          <table:table-cell table:style-name="ce2" table:formula="of:=[.F8]/[.C8]*100" office:value-type="float" office:value="0.440528634361234">
            <text:p>0,44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0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table:number-columns-repeated="5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2]" office:value-type="float" office:value="0.18">
            <text:p>0,18</text:p>
          </table:table-cell>
          <table:table-cell table:style-name="ce2" table:formula="of:=[.C2]/[.$C$8]" office:value-type="float" office:value="0.299559471365639">
            <text:p>0,30</text:p>
          </table:table-cell>
          <table:table-cell table:number-columns-repeated="5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3]" office:value-type="float" office:value="0.24">
            <text:p>0,24</text:p>
          </table:table-cell>
          <table:table-cell table:style-name="ce2" table:formula="of:=[.C3]/[.$C$8]" office:value-type="float" office:value="0.387665198237885">
            <text:p>0,39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4]" office:value-type="float" office:value="0.44">
            <text:p>0,44</text:p>
          </table:table-cell>
          <table:table-cell table:style-name="ce2" table:formula="of:=[.C4]/[.$C$8]" office:value-type="float" office:value="0.526431718061674">
            <text:p>0,53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5]" office:value-type="float" office:value="0.51">
            <text:p>0,51</text:p>
          </table:table-cell>
          <table:table-cell table:style-name="ce2" table:formula="of:=[.C5]/[.$C$8]" office:value-type="float" office:value="0.645374449339207">
            <text:p>0,65</text:p>
          </table:table-cell>
          <table:table-cell>
            <draw:frame table:end-cell-address="Feuille1.J29" table:end-x="1.619cm" table:end-y="0.133cm" draw:z-index="2" draw:style-name="gr1" draw:text-style-name="P1" svg:width="12.802cm" svg:height="6.853cm" svg:x="1.16cm" svg:y="0.054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6]" office:value-type="float" office:value="0.6">
            <text:p>0,6</text:p>
          </table:table-cell>
          <table:table-cell table:style-name="ce2" table:formula="of:=[.C6]/[.$C$8]" office:value-type="float" office:value="0.757709251101322">
            <text:p>0,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7]" office:value-type="float" office:value="0.81">
            <text:p>0,81</text:p>
          </table:table-cell>
          <table:table-cell table:style-name="ce2" table:formula="of:=[.C7]/[.$C$8]" office:value-type="float" office:value="0.870044052863436">
            <text:p>0,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8]" office:value-type="float" office:value="1">
            <text:p>1</text:p>
          </table:table-cell>
          <table:table-cell table:style-name="ce2" table:formula="of:=[.C8]/[.$C$8]" office:value-type="float" office:value="1">
            <text:p>1,00</text:p>
          </table:table-cell>
          <table:table-cell table:number-columns-repeated="14"/>
        </table:table-row>
        <table:table-row table:style-name="ro1">
          <table:table-cell>
            <draw:frame table:end-cell-address="Feuille1.D34" table:end-x="4.125cm" table:end-y="0.408cm" draw:z-index="0" draw:style-name="gr1" draw:text-style-name="P1" svg:width="14.045cm" svg:height="7.305cm" svg:x="1.251cm" svg:y="0.329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4"/>
          <table:table-cell>
            <draw:frame table:end-cell-address="Feuille1.H46" table:end-x="4.004cm" table:end-y="0.174cm" draw:z-index="1" draw:style-name="gr1" draw:text-style-name="P1" svg:width="14.33cm" svg:height="6.833cm" svg:x="0.459cm" svg:y="0.116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>
            <draw:frame table:end-cell-address="Feuille1.D47" table:end-x="4.438cm" table:end-y="0.066cm" draw:z-index="3" draw:style-name="gr1" draw:text-style-name="P1" svg:width="13.304cm" svg:height="6.666cm" svg:x="2.305cm" svg:y="0.174cm">
              <draw:object draw:notify-on-update-of-ranges="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7T12:18:56.23</dc:date>
    <dc:creator>Simon Rispal</dc:creator>
    <meta:editing-duration>P4DT53M36S</meta:editing-duration>
    <meta:editing-cycles>21</meta:editing-cycles>
    <meta:generator>OpenOffice/4.1.0$Win32 OpenOffice.org_project/410m18$Build-9764</meta:generator>
    <meta:document-statistic meta:table-count="3" meta:cell-count="1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6cm" svg:height="7.306cm" xlink:href=".." xlink:type="simple" chart:class="chart:line" chart:style-name="ch1">
        <chart:title svg:x="-0.421cm" svg:y="0.292cm" chart:style-name="ch2">
          <text:p>nombre d'heure réalisée et nombre d'heures estimée en fonction du temps</text:p>
        </chart:title>
        <chart:legend svg:x="1.467cm" svg:y="1.541cm" style:legend-expansion="custom" chartooo:width="3.64cm" chartooo:height="1.593cm" style:legend-expansion-aspect-ratio="2.28499686126805" chart:style-name="ch3"/>
        <chart:plot-area chart:style-name="ch4" table:cell-range-address="Feuille1.A2:Feuille1.C8 Feuille1.B1:Feuille1.C1" chart:data-source-has-labels="both" svg:x="0.038cm" svg:y="1.102cm" svg:width="12.964cm" svg:height="5.649cm">
          <chartooo:coordinate-region svg:x="0.846cm" svg:y="1.315cm" svg:width="12.156cm" svg:height="4.76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1:Feuille1.B1</svg:desc>
                </draw:g>
              </table:table-cell>
              <table:table-cell office:value-type="string">
                <text:p>nb d'heures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8">
                <text:p>68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268.5">
                <text:p>268.5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8cm" xlink:href=".." xlink:type="simple" chart:class="chart:line" chart:style-name="ch1">
        <chart:title svg:x="3.533cm" svg:y="0.085cm" chart:style-name="ch2">
          <text:p>progression prévue et effective</text:p>
        </chart:title>
        <chart:legend svg:x="1.242cm" svg:y="0.908cm" style:legend-expansion="custom" chartooo:width="4.406cm" chartooo:height="1.947cm" style:legend-expansion-aspect-ratio="2.26296866974833" chart:style-name="ch3"/>
        <chart:plot-area chart:style-name="ch4" table:cell-range-address="Feuille1.A2:Feuille1.A8 Feuille1.E1:Feuille1.F8" chart:data-source-has-labels="both" svg:x="0.515cm" svg:y="0.693cm" svg:width="12.371cm" svg:height="5.7cm">
          <chartooo:coordinate-region svg:x="1.242cm" svg:y="0.906cm" svg:width="11.644cm" svg:height="4.814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99559471365639">
                <text:p>0.299559471365639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3cm" xlink:href=".." xlink:type="simple" chart:class="chart:bar" chart:style-name="ch1">
        <chart:title svg:x="3.002cm" svg:y="0.281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1cm" svg:width="13.52cm" svg:height="6.123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440528634361233">
                <text:p>0.440528634361233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.37243947858473">
                <text:p>0.37243947858473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4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7cm" style:legend-expansion-aspect-ratio="5.3641488162345" chart:style-name="ch3"/>
        <chart:plot-area chart:style-name="ch4" table:cell-range-address="Feuille1.A2:Feuille1.A8 Feuille1.I1:Feuille1.I8" chart:data-source-has-labels="both" svg:x="0.645cm" svg:y="1.471cm" svg:width="11.632cm" svg:height="4.815cm">
          <chartooo:coordinate-region svg:x="1.169cm" svg:y="1.683cm" svg:width="11.108cm" svg:height="3.9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7cm" svg:height="9cm" xlink:href=".." xlink:type="simple" chart:class="chart:line" chart:style-name="ch1">
        <chart:title svg:x="2.887cm" svg:y="0.316cm" chart:style-name="ch2">
          <text:p>progression prévue et effective par séance</text:p>
        </chart:title>
        <chart:legend svg:x="1.663cm" svg:y="2.094cm" style:legend-expansion="custom" chartooo:width="3.839cm" chartooo:height="2.26cm" style:legend-expansion-aspect-ratio="1.69867256637168" chart:style-name="ch3"/>
        <chart:plot-area chart:style-name="ch4" table:cell-range-address="Feuille1.D11:Feuille1.F17 Feuille1.E10:Feuille1.F10" chart:data-source-has-labels="both" svg:x="0.597cm" svg:y="1.008cm" svg:width="13.148cm" svg:height="7.894cm">
          <chartooo:coordinate-region svg:x="1.324cm" svg:y="1.221cm" svg:width="12.327cm" svg:height="7.008cm"/>
          <chart:axis chart:dimension="x" chart:name="primary-x" chart:style-name="ch5" chartooo:axis-type="auto">
            <chartooo:date-scale/>
            <chart:categories table:cell-range-address="Feuille1.D11:Feuille1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11:Feuille1.E17" chart:label-cell-address="Feuille1.E10:Feuille1.E10" chart:class="chart:line">
            <chart:data-point chart:repeated="7"/>
          </chart:series>
          <chart:series chart:style-name="ch8" chart:values-cell-range-address="Feuille1.F11:Feuille1.F17" chart:label-cell-address="Feuille1.F10:Feuille1.F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0:Feuille1.E10</svg:desc>
                </draw:g>
              </table:table-cell>
              <table:table-cell office:value-type="string">
                <text:p>progression attendue</text:p>
                <draw:g>
                  <svg:desc>Feuille1.F10:Feuille1.F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D11:Feuille1.D17</svg:desc>
                </draw:g>
              </table:table-cell>
              <table:table-cell office:value-type="float" office:value="0.18">
                <text:p>0.18</text:p>
                <draw:g>
                  <svg:desc>Feuille1.E11:Feuille1.E17</svg:desc>
                </draw:g>
              </table:table-cell>
              <table:table-cell office:value-type="float" office:value="0.299559471365639">
                <text:p>0.299559471365639</text:p>
                <draw:g>
                  <svg:desc>Feuille1.F11:Feuille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